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Text_20_body">
      <style:text-properties fo:color="#ff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larme précoce pour l'Observatoire Volcanologique du Karthala</text:h>
      <text:p text:style-name="Text_20_body"/>
      <text:h text:style-name="Heading_20_1" text:outline-level="1">Suivit des tâches</text:h>
      <text:h text:style-name="Heading_20_2" text:outline-level="2">Le 13/12/07</text:h>
      <text:p text:style-name="Text_20_body">Montage carte modem - 5m</text:p>
      <text:p text:style-name="Text_20_body">Branchement Serveur - 15m</text:p>
      <text:p text:style-name="Text_20_body">Lancement des “Hardware Diagnostics” : le test de tous les composants est OK. - 8h</text:p>
      <text:p text:style-name="Text_20_body">Mail de lancement du projet - 20m</text:p>
      <text:p text:style-name="Text_20_body">Début rédaction de l'étude de faisabilité – 3h</text:p>
      <text:h text:style-name="Heading_20_2" text:outline-level="2">Le 14/12/07</text:h>
      <text:p text:style-name="Text_20_body">Installation serveur – 2h</text:p>
      <text:p text:style-name="Text_20_body">Inscription Microsoft - 1h (!)</text:p>
      <text:p text:style-name="Text_20_body">Rédaction étude faisabilité – 2h</text:p>
      <text:h text:style-name="Heading_20_2" text:outline-level="2">Le 17/12/07</text:h>
      <text:p text:style-name="Text_20_body">Installation Windows fin - 30m</text:p>
      <text:p text:style-name="Text_20_body">Installation driver Carte Modem – 30m</text:p>
      <text:p text:style-name="Text_20_body">Installation voicent Gateway – 30m</text:p>
      <text:p text:style-name="Text_20_body">Installation <text:s/>et configuration de subversion sur PitonLacroix (système de versionnage) – 3h</text:p>
      <text:h text:style-name="Heading_20_2" text:outline-level="2">Le 18/12/07</text:h>
      <text:p text:style-name="Text_20_body">Installation de Subversion (fin) et installation de l'IDE Eclipse – 1h</text:p>
      <text:p text:style-name="Text_20_body">Installation de la licence de Voicent Gateway – 15m</text:p>
      <text:p text:style-name="Text_20_body">Mises à jour Microsoft <text:s/>- 1h</text:p>
      <text:p text:style-name="Text_20_body">Installation du Serveur dans la baie (pour avoir une ligne téléphonique à disposition) – 30m</text:p>
      <text:p text:style-name="P1">Formation Régie d'avance - 1h</text:p>
      <text:h text:style-name="Heading_20_2" text:outline-level="2">Le 19/12/07</text:h>
      <text:p text:style-name="Text_20_body">Reconstruction Subversion – 2h</text:p>
      <text:p text:style-name="P1">Problèmes sur le serveur de base de données – 2h</text:p>
      <text:p text:style-name="P1">Problème sur Machine IGN – 2h</text:p>
      <text:p text:style-name="Text_20_body"/>
      <text:p text:style-name="Text_20_body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boissier</meta:initial-creator>
    <meta:creation-date>2007-12-13T11:44:08</meta:creation-date>
    <dc:creator>boissier</dc:creator>
    <dc:date>2007-12-19T15:11:48</dc:date>
    <dc:language>en-US</dc:language>
    <meta:editing-cycles>11</meta:editing-cycles>
    <meta:editing-duration>PT10H37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8" meta:word-count="155" meta:character-count="1000"/>
  </office:meta>
</office:document-meta>
</file>